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ource Sans Pro" svg:font-family="'Source Sans Pro',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size="32pt" style:text-underline-style="solid" style:text-underline-width="auto" style:text-underline-color="font-color" officeooo:rsid="0010db2a" officeooo:paragraph-rsid="0010db2a" style:font-size-asian="32pt" style:font-size-complex="32pt"/>
    </style:style>
    <style:style style:name="P2" style:family="paragraph" style:parent-style-name="Standard">
      <style:paragraph-properties fo:text-align="center" style:justify-single-word="false"/>
      <style:text-properties fo:font-size="32pt" style:text-underline-style="solid" style:text-underline-width="auto" style:text-underline-color="font-color" officeooo:rsid="0012925f" officeooo:paragraph-rsid="0012925f" style:font-size-asian="32pt" style:font-size-complex="32pt"/>
    </style:style>
    <style:style style:name="P3" style:family="paragraph" style:parent-style-name="Standard">
      <style:paragraph-properties fo:text-align="center" style:justify-single-word="false"/>
      <style:text-properties fo:font-size="32pt" style:text-underline-style="solid" style:text-underline-width="auto" style:text-underline-color="font-color" officeooo:rsid="001949db" officeooo:paragraph-rsid="001949db" style:font-size-asian="32pt" style:font-size-complex="32pt"/>
    </style:style>
    <style:style style:name="P4" style:family="paragraph" style:parent-style-name="Standard">
      <style:paragraph-properties fo:text-align="center" style:justify-single-word="false"/>
      <style:text-properties fo:font-size="22pt" style:text-underline-style="solid" style:text-underline-width="auto" style:text-underline-color="font-color" officeooo:rsid="0012925f" officeooo:paragraph-rsid="0012925f" style:font-size-asian="19.25pt" style:font-size-complex="22pt"/>
    </style:style>
    <style:style style:name="P5" style:family="paragraph" style:parent-style-name="Standard">
      <style:paragraph-properties fo:text-align="center" style:justify-single-word="false"/>
      <style:text-properties fo:font-size="20pt" style:text-underline-style="solid" style:text-underline-width="auto" style:text-underline-color="font-color" officeooo:rsid="001479b4" officeooo:paragraph-rsid="001479b4" style:font-size-asian="17.5pt" style:font-size-complex="20pt"/>
    </style:style>
    <style:style style:name="P6" style:family="paragraph" style:parent-style-name="Standard">
      <style:paragraph-properties fo:text-align="start" style:justify-single-word="false"/>
      <style:text-properties fo:font-size="20pt" style:text-underline-style="solid" style:text-underline-width="auto" style:text-underline-color="font-color" officeooo:rsid="0017eea1" officeooo:paragraph-rsid="0017eea1" style:font-size-asian="17.5pt" style:font-size-complex="20pt"/>
    </style:style>
    <style:style style:name="P7" style:family="paragraph" style:parent-style-name="Standard">
      <style:paragraph-properties fo:text-align="center" style:justify-single-word="false"/>
      <style:text-properties fo:font-size="20pt" style:text-underline-style="solid" style:text-underline-width="auto" style:text-underline-color="font-color" officeooo:rsid="0010db2a" officeooo:paragraph-rsid="0010db2a" style:font-size-asian="17.5pt" style:font-size-complex="20pt"/>
    </style:style>
    <style:style style:name="P8" style:family="paragraph" style:parent-style-name="Standard">
      <style:paragraph-properties fo:text-align="center" style:justify-single-word="false"/>
      <style:text-properties fo:font-size="20pt" style:text-underline-style="solid" style:text-underline-width="auto" style:text-underline-color="font-color" officeooo:rsid="001a009e" officeooo:paragraph-rsid="001a009e" style:font-size-asian="17.5pt" style:font-size-complex="20pt"/>
    </style:style>
    <style:style style:name="P9" style:family="paragraph" style:parent-style-name="Standard">
      <style:paragraph-properties fo:text-align="center" style:justify-single-word="false"/>
      <style:text-properties fo:font-size="20pt" style:text-underline-style="solid" style:text-underline-width="auto" style:text-underline-color="font-color" officeooo:rsid="001479b4" officeooo:paragraph-rsid="001479b4" fo:background-color="#66ffff" style:font-size-asian="20pt" style:font-size-complex="20pt"/>
    </style:style>
    <style:style style:name="P10" style:family="paragraph" style:parent-style-name="Text_20_body">
      <style:paragraph-properties fo:text-align="center" style:justify-single-word="false"/>
      <style:text-properties fo:font-size="32pt" style:text-underline-style="solid" style:text-underline-width="auto" style:text-underline-color="font-color" officeooo:rsid="0012925f" officeooo:paragraph-rsid="0012925f" style:font-size-asian="32pt" style:font-size-complex="32pt"/>
    </style:style>
    <style:style style:name="P11" style:family="paragraph" style:parent-style-name="Standard">
      <style:paragraph-properties fo:text-align="center" style:justify-single-word="false"/>
      <style:text-properties fo:font-size="20pt" style:text-underline-style="solid" style:text-underline-width="auto" style:text-underline-color="font-color" officeooo:rsid="001479b4" officeooo:paragraph-rsid="001479b4" fo:background-color="#ffff00" style:font-size-asian="17.5pt" style:font-size-complex="20pt"/>
    </style:style>
    <style:style style:name="P12" style:family="paragraph" style:parent-style-name="Standard">
      <style:paragraph-properties fo:text-align="center" style:justify-single-word="false"/>
      <style:text-properties fo:font-size="36pt" style:text-underline-style="solid" style:text-underline-width="auto" style:text-underline-color="font-color" officeooo:rsid="001cae72" officeooo:paragraph-rsid="001cae72" fo:background-color="#669999" style:font-size-asian="36pt" style:font-size-complex="36pt"/>
    </style:style>
    <style:style style:name="P13" style:family="paragraph" style:parent-style-name="Standard">
      <style:paragraph-properties fo:text-align="center" style:justify-single-word="false"/>
      <style:text-properties fo:font-size="36pt" style:text-underline-style="solid" style:text-underline-width="auto" style:text-underline-color="font-color" officeooo:rsid="001479b4" officeooo:paragraph-rsid="001479b4" fo:background-color="#669999" style:font-size-asian="36pt" style:font-size-complex="36pt"/>
    </style:style>
    <style:style style:name="P14" style:family="paragraph" style:parent-style-name="Standard">
      <style:paragraph-properties fo:text-align="center" style:justify-single-word="false"/>
      <style:text-properties fo:font-size="36pt" officeooo:paragraph-rsid="001cae72" fo:background-color="#669999" style:font-size-asian="36pt" style:font-size-complex="36pt"/>
    </style:style>
    <style:style style:name="P15" style:family="paragraph" style:parent-style-name="Text_20_body" style:list-style-name="L1"/>
    <style:style style:name="P16" style:family="paragraph" style:parent-style-name="Text_20_body" style:list-style-name="L2"/>
    <style:style style:name="P17" style:family="paragraph" style:parent-style-name="Text_20_body" style:list-style-name="L1">
      <style:paragraph-properties fo:margin-top="0in" fo:margin-bottom="0in" loext:contextual-spacing="false"/>
    </style:style>
    <style:style style:name="T1" style:family="text">
      <style:text-properties officeooo:rsid="001b17ea"/>
    </style:style>
    <style:style style:name="T2" style:family="text">
      <style:text-properties fo:font-variant="normal" fo:text-transform="none" fo:color="#032047" style:font-name="Source Sans Pro" fo:font-size="37.5pt" fo:letter-spacing="normal" fo:font-style="normal" fo:font-weight="bold"/>
    </style:style>
    <style:style style:name="T3" style:family="text">
      <style:text-properties fo:font-variant="normal" fo:text-transform="none" fo:color="#032047" style:font-name="Source Sans Pro" fo:letter-spacing="normal" fo:font-style="normal" fo:font-weight="bold"/>
    </style:style>
    <style:style style:name="T4" style:family="text">
      <style:text-properties fo:font-variant="normal" fo:text-transform="none" fo:color="#032047" style:font-name="Source Sans Pro" fo:letter-spacing="normal" fo:font-style="normal" style:text-underline-style="solid" style:text-underline-width="auto" style:text-underline-color="font-color" fo:font-weight="bold" officeooo:rsid="001eeb2a"/>
    </style:style>
    <style:style style:name="T5" style:family="text">
      <style:text-properties style:text-underline-style="solid" style:text-underline-width="auto" style:text-underline-color="font-color" officeooo:rsid="001cae72" style:font-size-asian="17.5pt" style:font-size-complex="20pt"/>
    </style:style>
    <style:style style:name="T6" style:family="text">
      <style:text-properties style:text-underline-style="solid" style:text-underline-width="auto" style:text-underline-color="font-color" officeooo:rsid="001cae72"/>
    </style:style>
    <style:style style:name="T7" style:family="text">
      <style:text-properties style:text-underline-style="solid" style:text-underline-width="auto" style:text-underline-color="font-color" officeooo:rsid="001eeb2a"/>
    </style:style>
    <style:style style:name="T8" style:family="text">
      <style:text-properties fo:background-color="#ffff00" loext:char-shading-value="0"/>
    </style:style>
    <style:style style:name="T9" style:family="text">
      <style:text-properties fo:background-color="#ffff00" loext:char-shading-value="0"/>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a xlink:type="simple" xlink:href="https://nimiq.com/miner/" text:style-name="Internet_20_link" text:visited-style-name="Visited_20_Internet_20_Link">https://nimiq.com/miner</text:a>/</text:p>
      <text:p text:style-name="P1"/>
      <text:p text:style-name="P1"/>
      <text:p text:style-name="P4"><text:a xlink:type="simple" xlink:href="https://cryptocoinsmarket.com/nimiq/" text:style-name="Internet_20_link" text:visited-style-name="Visited_20_Internet_20_Link">https://cryptocoinsmarket.com/nimiq/</text:a></text:p>
      <text:p text:style-name="P4"/>
      <text:p text:style-name="P4"/>
      <text:p text:style-name="P2"><text:a xlink:type="simple" xlink:href="https://faucet.nimiq.io/" text:style-name="Internet_20_link" text:visited-style-name="Visited_20_Internet_20_Link"/></text:p>
      <text:p text:style-name="P11">below may be a scam faucet<text:span text:style-name="T1">= IS A SCAM</text:span></text:p>
      <text:p text:style-name="P2"><text:a xlink:type="simple" xlink:href="https://faucet.nimiq.io/" text:style-name="Internet_20_link" text:visited-style-name="Visited_20_Internet_20_Link"><text:span text:style-name="T9">https://faucet.nimiq.io/</text:span></text:a></text:p>
      <text:p text:style-name="P2"/>
      <text:p text:style-name="P13">Wallet</text:p>
      <text:p text:style-name="P12">NQ67 A5KG 20HY UGYU P5X2 A0T0 5JTU G3D2 1A94:</text:p>
      <text:p text:style-name="P14"><text:span text:style-name="T6">As of 1-</text:span><text:span text:style-name="T7">6</text:span><text:span text:style-name="T6">-2018 Balance: <text:s/></text:span><text:span text:style-name="T4">73.84</text:span></text:p>
      <text:p text:style-name="P5"/>
      <text:p text:style-name="P5"/>
      <text:p text:style-name="P9">NQ58 NM16 TP4B M870 V8LK BQVA 2ADR 4FHR DG22</text:p>
      <text:p text:style-name="P9"/>
      <text:p text:style-name="P9"/>
      <text:p text:style-name="P9"/>
      <text:p text:style-name="P9"/>
      <text:p text:style-name="P10"><text:soft-page-break/><text:span text:style-name="Strong_20_Emphasis">COMPETITORS.</text:span></text:p>
      <text:p text:style-name="Text_20_body"><text:span text:style-name="Strong_20_Emphasis">Tenx.</text:span></text:p>
      <text:p text:style-name="Text_20_body">Ticker: PAY<text:line-break/>Open Date: June 24, 2017<text:line-break/>Fundraise cap: 200,000 ETH<text:line-break/><text:a xlink:type="simple" xlink:href="https://www.tenx.tech/" text:style-name="Internet_20_link" text:visited-style-name="Visited_20_Internet_20_Link">Website</text:a> / <text:a xlink:type="simple" xlink:href="https://www.tenx.tech/whitepaper/tenx_whitepaper_final.pdf" text:style-name="Internet_20_link" text:visited-style-name="Visited_20_Internet_20_Link">Documentation</text:a></text:p>
      <text:p text:style-name="Text_20_body">TenX aims to develop a payment platform that allows anyone to use any digital currency in the real world. The developers plan to offer a mobile wallet and Visa/Mastercard debit card to be used with any digital currency and convert to fiat at the time of transaction. TenX completed a $1 million USD seed round in March 2017 and reached its pre-sale target of 100,000 ETH in 36 hours in June. The TenX wallet has been live and working since the beginning of the year and is set for an iOS, Android and web app rollout this month. TenX distinguishes itself from competitors like TokenCard, Wirex and Monaco by supporting multiple blockchains other than Ethereum and Bitcoin, and by giving card holder incentives on every purchase, as well as zero transaction fees.</text:p>
      <text:p text:style-name="Text_20_body"><text:span text:style-name="Strong_20_Emphasis">OmiseGO.</text:span></text:p>
      <text:p text:style-name="Text_20_body">Ticker: OMG<text:line-break/>Open Date: June 27, 2017<text:line-break/>Fundraise cap: $25 million USD<text:line-break/><text:a xlink:type="simple" xlink:href="http://omg.omise.go/" text:style-name="Internet_20_link" text:visited-style-name="Visited_20_Internet_20_Link">Website</text:a> / <text:a xlink:type="simple" xlink:href="https://cdn.omise.co/omg/crowdsaledoc.pdf" text:style-name="Internet_20_link" text:visited-style-name="Visited_20_Internet_20_Link">Documentation</text:a></text:p>
      <text:p text:style-name="Text_20_body">OmiseGO is a blockchain-based payments project of Omise, a four-year-old, venture-backed payment gateway for businesses, based in Thailand, serving the Southeast Asian market. Venture backers include several Asian venture firms: Ascend Capital and East Ventures, to name two. The developers aim to build a novel blockchain that integrates with the Ethereum mainnet and supports a variety of transactions including remittances, payroll deposits, B2B commerce and asset trading. Owners of OMG tokens will be able to earn fees for validating transactions across currencies and asset types; a white-label program is aimed at digital wallet providers in industry verticals.</text:p>
      <text:p text:style-name="Text_20_body">Blockchain eWallet projects have been hot as of late, with major financial institutions, such as CitiBank, and governments, such as Dubai, testing new services. Upstarts like Wyre (San Francisco) and Coinify (Copenhagen) have seen some success with venture capitalists. Thailand, meanwhile, is showing some signs of a crypto bubble, with more than one scam hitting news outlets.</text:p>
      <text:p text:style-name="Text_20_body"> </text:p>
      <text:p text:style-name="Text_20_body"> </text:p>
      <text:p text:style-name="Text_20_body"><text:span text:style-name="Strong_20_Emphasis">How is different than other platforms in the space?</text:span></text:p>
      <text:p text:style-name="Text_20_body"><text:soft-page-break/>Nimiq distinguishes itself by making transactions instantaneous and simple. For example, the developers do not plan to require any external plugins or downloads</text:p>
      <text:p text:style-name="Text_20_body"> </text:p>
      <text:p text:style-name="Text_20_body"> </text:p>
      <text:p text:style-name="Text_20_body"><text:span text:style-name="Strong_20_Emphasis">Pros.</text:span></text:p>
      <text:list xml:id="list5018469632092060074" text:style-name="L1">
        <text:list-item>
          <text:p text:style-name="P17">Native to the World Wide Web. </text:p>
        </text:list-item>
        <text:list-item>
          <text:p text:style-name="P17">Lower barriers of entry. </text:p>
        </text:list-item>
        <text:list-item>
          <text:p text:style-name="P17">No installation. </text:p>
        </text:list-item>
        <text:list-item>
          <text:p text:style-name="P17">Fast synchronization. </text:p>
        </text:list-item>
        <text:list-item>
          <text:p text:style-name="P17">Nearly instant transactions. </text:p>
        </text:list-item>
        <text:list-item>
          <text:p text:style-name="P17">Global, web-based peer-to-peer exchange. </text:p>
        </text:list-item>
        <text:list-item>
          <text:p text:style-name="P17">Built-in browser wallet. </text:p>
        </text:list-item>
        <text:list-item>
          <text:p text:style-name="P15">Incredible versatility. </text:p>
        </text:list-item>
      </text:list>
      <text:p text:style-name="Text_20_body"><text:span text:style-name="Strong_20_Emphasis"> </text:span></text:p>
      <text:p text:style-name="Text_20_body"><text:span text:style-name="Strong_20_Emphasis">Cons.</text:span></text:p>
      <text:list xml:id="list9019847047640376127" text:style-name="L2">
        <text:list-item>
          <text:p text:style-name="P16">None so far. </text:p>
        </text:list-item>
      </text:list>
      <text:p text:style-name="P6">Also :</text:p>
      <text:p text:style-name="P6"/>
      <text:p text:style-name="P6">Bloom</text:p>
      <text:p text:style-name="P6">Coinfi</text:p>
      <text:p text:style-name="P1"/>
      <text:p text:style-name="P7"/>
      <text:p text:style-name="P3"><text:a xlink:type="simple" xlink:href="https://github.com/nimiq-network" text:style-name="Internet_20_link" text:visited-style-name="Visited_20_Internet_20_Link">https://github.com/nimiq-network</text:a></text:p>
      <text:p text:style-name="P3"/>
      <text:p text:style-name="P8">https://nimiq-design.github.io/globe-background/</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ource Sans Pro" svg:font-family="'Source Sans Pro',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28T03:28:05.963949513</meta:creation-date>
    <dc:date>2018-01-05T23:27:38.697107179</dc:date>
    <meta:editing-duration>PT5H6M47S</meta:editing-duration>
    <meta:editing-cycles>11</meta:editing-cycles>
    <meta:generator>LibreOffice/5.1.6.2$Linux_X86_64 LibreOffice_project/10m0$Build-2</meta:generator>
    <meta:document-statistic meta:table-count="0" meta:image-count="0" meta:object-count="0" meta:page-count="3" meta:paragraph-count="39" meta:word-count="432" meta:character-count="2815" meta:non-whitespace-character-count="2411"/>
  </office:meta>
</office:document-meta>
</file>